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668,495,742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748,180,47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,732,808,556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,104,394,858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,705,783,272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,451,625,332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333,308,099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235,820,867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032,135,246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781,455,092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611,835,901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356,199,364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273,375,020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117,113,045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15,257,323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84,654,423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25,394,490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76,794,723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70,486,065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08,077,223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93,770,806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72,896,267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69,033,85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46:11.389824867</dc:date>
    <meta:editing-duration>PT52M18S</meta:editing-duration>
    <meta:editing-cycles>28</meta:editing-cycles>
    <meta:generator>LibreOffice/7.2.6.2$Linux_X86_64 LibreOffice_project/20$Build-2</meta:generator>
    <meta:document-statistic meta:table-count="1" meta:cell-count="48" meta:object-count="0"/>
  </office:meta>
</office:document-meta>
</file>